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5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3]-[.F13]" office:value-type="float" office:value="1000" calcext:value-type="float">
            <text:p>1.00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4]-[.F14]" office:value-type="float" office:value="1150" calcext:value-type="float">
            <text:p>1.15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4])" office:value-type="float" office:value="2150" calcext:value-type="float">
            <text:p>2.150,00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0.461796681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0.4638466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8-01T14:40:50.858294023</dc:date>
    <meta:print-date>2019-11-08T11:10:54.224000451</meta:print-date>
    <dc:language>pt-PT</dc:language>
    <meta:editing-cycles>644</meta:editing-cycles>
    <meta:editing-duration>P1DT5H37M3S</meta:editing-duration>
    <meta:document-statistic meta:table-count="1" meta:cell-count="99" meta:object-count="0"/>
    <meta:user-defined meta:name="Info 0"/>
    <meta:user-defined meta:name="Info 1"/>
    <meta:user-defined meta:name="Info 2"/>
    <meta:user-defined meta:name="Info 3"/>
  </office:meta>
</office:document-meta>
</file>